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officeooo:rsid="000f8c6d" officeooo:paragraph-rsid="000f8c6d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0f8c6d" officeooo:paragraph-rsid="000f8c6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oters</text:p>
      <text:p text:style-name="P1"/>
      <text:list xml:id="list1102551470" text:style-name="L1">
        <text:list-item>
          <text:p text:style-name="P2">Gaurav yadav</text:p>
        </text:list-item>
        <text:list-item>
          <text:p text:style-name="P2">Prabhakar Chauhan </text:p>
        </text:list-item>
        <text:list-item>
          <text:p text:style-name="P2">Shailender Pratap Singh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0:46:18.812015337</meta:creation-date>
    <dc:date>2022-09-27T10:49:02.919959024</dc:date>
    <meta:editing-duration>PT2M45S</meta:editing-duration>
    <meta:editing-cycles>1</meta:editing-cycles>
    <meta:document-statistic meta:table-count="0" meta:image-count="0" meta:object-count="0" meta:page-count="1" meta:paragraph-count="4" meta:word-count="11" meta:character-count="65" meta:non-whitespace-character-count="60"/>
    <meta:generator>LibreOffice/6.4.7.2$Linux_X86_64 LibreOffice_project/40$Build-2</meta:generator>
  </office:meta>
</office:document-meta>
</file>